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ythonBridg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2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0"/>
    <style:style style:name="ce2" style:family="table-cell" style:parent-style-name="Default" style:data-style-name="N0"/>
    <style:style style:name="ce4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d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alc revenu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eetup087_tim_libreoffice.py$calc_revenue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Gain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eetup087_tim_libreoffice.py$calc_gains?language=Python&amp;location=user" xlink:type="simple"/>
              </office:event-listeners>
            </form:button>
            <form:button form:name="btnCellsAndRanges" form:control-implementation="ooo:com.sun.star.form.component.CommandButton" xml:id="control3" form:id="control3" form:label="Cells and Rang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eetup087_tim_libreoffice.py$cells_and_ranges?language=Python&amp;location=user" xlink:type="simple"/>
              </office:event-listeners>
            </form:button>
          </form:form>
        </office:forms>
        <table:shapes>
          <draw:control draw:z-index="0" draw:text-style-name="P1" svg:width="4cm" svg:height="1cm" svg:x="6cm" svg:y="1cm" draw:control="control1"/>
          <draw:control draw:z-index="1" draw:text-style-name="P1" svg:width="4cm" svg:height="1cm" svg:x="11cm" svg:y="1cm" draw:control="control2"/>
          <draw:control draw:z-index="2" draw:text-style-name="P1" svg:width="4cm" svg:height="1cm" svg:x="1cm" svg:y="1c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Beginners’ Python and Machine Learning – MeetUp 087 – LibreOffice Python Macros – 24 Nov 2020</text:p>
          </table:table-cell>
          <table:table-cell/>
          <table:table-cell table:style-name="Default" office:value-type="string" calcext:value-type="string">
            <text:p>Trade Date</text:p>
          </table:table-cell>
          <table:table-cell office:value-type="string" calcext:value-type="string">
            <text:p>Buy Sell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Unit Pric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ttps://www.youtube.com/channel/UCaaN3NbnQ2HQW4tGj6-Yy5w</text:p>
          </table:table-cell>
          <table:table-cell/>
          <table:table-cell office:value-type="date" office:date-value="2010-01-01" calcext:value-type="date">
            <text:p>1/01/10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CBA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0-03-01" calcext:value-type="date">
            <text:p>1/03/10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TLS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0-07-01" calcext:value-type="date">
            <text:p>1/07/10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CSL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1-02-01" calcext:value-type="date">
            <text:p>1/02/11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CBA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1-03-01" calcext:value-type="date">
            <text:p>1/03/11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BHP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1-02-01" calcext:value-type="date">
            <text:p>1/02/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BA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1-08-01" calcext:value-type="date">
            <text:p>1/08/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BA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2-10-01" calcext:value-type="date">
            <text:p>1/10/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LS</text:p>
          </table:table-cell>
          <table:table-cell office:value-type="float" office:value="1100" calcext:value-type="float">
            <text:p>110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named-expressions>
          <table:named-range table:name="Brokerage" table:base-cell-address="$Trades.$A$1" table:cell-range-address="$Trades.$H$2:.$H$9"/>
          <table:named-range table:name="Buy_Sell" table:base-cell-address="$Trades.$A$1" table:cell-range-address="$Trades.$D$2:.$D$9"/>
          <table:named-range table:name="Quantity" table:base-cell-address="$Trades.$A$1" table:cell-range-address="$Trades.$F$2:.$F$9"/>
          <table:named-range table:name="Revenue" table:base-cell-address="$Trades.$A$1" table:cell-range-address="$Trades.$I$2:.$I$9"/>
          <table:named-range table:name="Stock_Code" table:base-cell-address="$Trades.$A$1" table:cell-range-address="$Trades.$E$2:.$E$9"/>
          <table:named-range table:name="Trade_Date" table:base-cell-address="$Trades.$A$1" table:cell-range-address="$Trades.$C$2:.$C$9"/>
          <table:named-range table:name="Unit_Price" table:base-cell-address="$Trades.$A$1" table:cell-range-address="$Trades.$G$2:.$G$9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0:03:11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4T21:48:30.243000000</meta:creation-date>
    <dc:date>2020-11-15T10:06:50.211000000</dc:date>
    <meta:editing-duration>PT1H5M35S</meta:editing-duration>
    <meta:editing-cycles>10</meta:editing-cycles>
    <meta:generator>LibreOffice/7.0.3.1$Windows_X86_64 LibreOffice_project/d7547858d014d4cf69878db179d326fc3483e082</meta:generator>
    <meta:document-statistic meta:table-count="1" meta:cell-count="47" meta:object-count="3"/>
  </office:meta>
</office:document-meta>
</file>

<file path=Basic/Standard/PythonBridge.xml><?xml version="1.0" encoding="utf-8"?>
<!DOCTYPE module  PUBLIC '-//OpenOffice.org//DTD OfficeDocument 1.0//EN'  'module.dtd'>
<script:module xmlns:script="http://openoffice.org/2000/script" script:name="PythonBridge" script:language="StarBasic" script:moduleType="normal">REM  *****  BASIC  *****

Function bas_brokerage(quantity, unit_price, Optional quantity_split)
    Dim myScript as Object
    myScript = ThisComponent.getScriptProvider().getScript("vnd.sun.star.script:meetup087_tim_libreoffice.py$py_brokerage?language=Python&amp;location=user")
    bas_brokerage = myScript.invoke(Array(quantity, unit_price, quantity_split), Array(), Array() )
End Function


Function bas_revenue(buy_sell, quantity, unit_price, Optional quantity_split)
    Dim myScript as Object
    myScript = ThisComponent.getScriptProvider().getScript("vnd.sun.star.script:meetup087_tim_libreoffice.py$py_revenue?language=Python&amp;location=user")
    bas_revenue = myScript.invoke(Array(buy_sell, quantity, unit_price, quantity_split), Array(), Array() 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ythonBrid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